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E</mi>
      <mrow>
        <mo stretchy="false">(</mo>
        <mrow>
          <mi>P</mi>
        </mrow>
        <mo stretchy="false">)</mo>
      </mrow>
      <mrow>
        <mi/>
        <mo stretchy="false">=</mo>
        <mi/>
      </mrow>
      <mfrac>
        <mn>1</mn>
        <mrow>
          <mn>4</mn>
          <mo stretchy="false">π</mo>
        </mrow>
      </mfrac>
      <mrow>
        <munder>
          <mo stretchy="false">∫</mo>
          <mrow>
            <mo stretchy="false">∂</mo>
            <mi>V</mi>
          </mrow>
        </munder>
        <mfenced open="(" close=")">
          <mrow>
            <mfrac>
              <mrow>
                <msup>
                  <mtext>e</mtext>
                  <mrow>
                    <mtext>i</mtext>
                    <mi mathvariant="italic">kr</mi>
                  </mrow>
                </msup>
              </mrow>
              <mi>r</mi>
            </mfrac>
            <mo stretchy="false">∇</mo>
            <mi>E</mi>
            <mrow>
              <mi/>
              <mo stretchy="false">−</mo>
              <mi/>
            </mrow>
            <mi>E</mi>
            <mo stretchy="false">∇</mo>
            <mfrac>
              <mrow>
                <msup>
                  <mtext>e</mtext>
                  <mrow>
                    <mtext>i</mtext>
                    <mi mathvariant="italic">kr</mi>
                  </mrow>
                </msup>
              </mrow>
              <mi>r</mi>
            </mfrac>
          </mrow>
        </mfenced>
      </mrow>
      <mrow>
        <mi/>
        <mo stretchy="false">⋅</mo>
        <mi/>
      </mrow>
      <mtext>d</mtext>
      <mi>f</mi>
    </mrow>
    <annotation encoding="StarMath 5.0">E(P) `=` 1 over {4 %pi} int from {partial V} left ( {"e"^{"i" kr}} over r nabla E `-` E nabla {"e"^{"i" kr}} over r right ) `cdot` "d"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3:51:46.264000000</meta:creation-date>
    <meta:generator>LibreOffice/4.1.4.2$Windows_x86 LibreOffice_project/0a0440ccc0227ad9829de5f46be37cfb6edcf72</meta:generator>
  </office:meta>
</office:document-meta>
</file>